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solid" draw:fill-color="#000000" draw:textarea-horizontal-align="center" draw:textarea-vertical-align="middle" fo:min-height="3.973cm" draw:shadow="hidden"/>
      <style:paragraph-properties style:writing-mode="lr-tb"/>
    </style:style>
    <style:style style:name="P1" style:family="paragraph">
      <loext:graphic-properties draw:fill="solid" draw:fill-color="#000000"/>
      <style:paragraph-properties fo:text-align="center"/>
      <style:text-properties fo:font-size="96pt" fo:font-weight="bold" style:font-size-asian="96pt" style:font-weight-asian="bold" style:font-size-complex="96pt" style:font-weight-complex="bold"/>
    </style:style>
  </office:automatic-styles>
  <office:body>
    <office:drawing>
      <draw:page draw:name="page1" draw:style-name="dp1" draw:master-page-name="Default">
        <draw:path draw:style-name="gr1" draw:text-style-name="P1" draw:layer="layout" svg:width="16.514cm" svg:height="15.74cm" svg:x="5.713cm" svg:y="2.925cm" svg:viewBox="0 0 16515 15741" svg:d="M16515 11379h-8999l-677-17-628-53-579-88-531-125-485-162-438-201-393-239-348-278-304-318-262-359-219-400-177-443-137-485-97-529-57-573-19-618 19-613 57-569 97-525 137-483 177-440 219-398 262-357 304-317 348-277 393-238 438-200 485-162 531-124 579-89 628-52 677-18h8999v-1629h-8659l-896 9-775 30-672 54-588 81-520 112-241 69-231 77-224 87-218 97-429 225-366 221-343 239-320 258-298 274-274 293-251 309-228 326-205 343-181 359-157 376-134 391-109 406-86 422-61 437-49 917 41 920 123 848 93 398 113 382 135 365 156 349 177 334 199 318 221 303 242 288 265 274 286 260 309 247 331 233 463 288 234 124 240 111 248 99 259 88 271 77 287 67 631 104 724 69 837 39 971 11h8659zM16515 14296h-16515v1445h16515z">
          <text:p/>
        </draw:path>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1T18:53:06.023570278</meta:creation-date>
    <dc:date>2022-01-11T18:58:41.769511725</dc:date>
    <meta:editing-duration>PT5M36S</meta:editing-duration>
    <meta:editing-cycles>1</meta:editing-cycles>
    <meta:generator>LibreOffice/6.4.7.2$Linux_X86_64 LibreOffice_project/40$Build-2</meta:generator>
    <meta:document-statistic meta:object-count="1"/>
  </office:meta>
</office:document-meta>
</file>